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Garamond" fo:font-size="18pt" fo:font-weight="normal" officeooo:rsid="000b2c19" officeooo:paragraph-rsid="000b2c19" style:font-size-asian="18pt" style:font-weight-asian="normal" style:font-size-complex="18pt" style:font-weight-complex="normal"/>
    </style:style>
    <style:style style:name="P2" style:family="paragraph" style:parent-style-name="Standard">
      <style:text-properties style:font-name="Garamond" fo:font-size="20pt" fo:font-weight="normal" officeooo:rsid="000b2c19" officeooo:paragraph-rsid="000b2c19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Garamond" fo:font-size="20pt" fo:font-style="italic" fo:font-weight="bold" officeooo:rsid="0019b6a9" officeooo:paragraph-rsid="0019b6a9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Garamond" fo:font-size="20pt" fo:font-style="italic" style:text-underline-style="none" fo:font-weight="bold" officeooo:rsid="001e2cb5" officeooo:paragraph-rsid="001e2cb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Garamond" fo:font-size="20pt" fo:font-weight="normal" officeooo:rsid="001bab64" officeooo:paragraph-rsid="001bab64" style:font-size-asian="20pt" style:font-weight-asian="normal" style:font-size-complex="20pt" style:font-weight-complex="normal"/>
    </style:style>
    <style:style style:name="P6" style:family="paragraph" style:parent-style-name="Standard">
      <style:text-properties style:font-name="Garamond" fo:font-size="20pt" fo:font-weight="normal" officeooo:rsid="000b2c19" officeooo:paragraph-rsid="000b2c19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Garamond" fo:font-size="20pt" fo:font-weight="normal" officeooo:rsid="000b2c19" officeooo:paragraph-rsid="0008d2ae" style:font-size-asian="20pt" style:font-weight-asian="normal" style:font-size-complex="20pt" style:font-weight-complex="normal"/>
    </style:style>
    <style:style style:name="P8" style:family="paragraph" style:parent-style-name="Standard">
      <style:text-properties style:font-name="Garamond" fo:font-size="20pt" fo:font-style="normal" fo:font-weight="normal" officeooo:rsid="0008d2ae" officeooo:paragraph-rsid="0017805c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style:font-name="Garamond" fo:font-size="20pt" fo:font-style="normal" fo:font-weight="normal" officeooo:rsid="0008d2ae" officeooo:paragraph-rsid="000b2c19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>
      <style:text-properties style:font-name="Garamond" fo:font-size="20pt" fo:font-style="normal" fo:font-weight="normal" officeooo:rsid="001d2167" officeooo:paragraph-rsid="001d2167" style:font-size-asian="20pt" style:font-style-asian="normal" style:font-weight-asian="normal" style:font-size-complex="20pt" style:font-style-complex="normal" style:font-weight-complex="normal"/>
    </style:style>
    <style:style style:name="P11" style:family="paragraph" style:parent-style-name="Standard">
      <style:text-properties style:font-name="Garamond" fo:font-size="18pt" fo:font-weight="normal" officeooo:rsid="000b2c19" officeooo:paragraph-rsid="0017805c" style:font-size-asian="18pt" style:font-weight-asian="normal" style:font-size-complex="18pt" style:font-weight-complex="normal"/>
    </style:style>
    <style:style style:name="P12" style:family="paragraph" style:parent-style-name="Standard">
      <style:text-properties style:font-name="Garamond" fo:font-size="18pt" fo:font-style="normal" style:text-underline-style="none" fo:font-weight="normal" officeooo:rsid="0014cd6f" officeooo:paragraph-rsid="000b2c19" style:font-size-asian="15.75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text-properties style:font-name="Garamond" fo:font-size="18pt" fo:font-style="normal" style:text-underline-style="none" fo:font-weight="normal" officeooo:rsid="001e2cb5" officeooo:paragraph-rsid="001e2cb5" style:font-size-asian="15.75pt" style:font-style-asian="normal" style:font-weight-asian="normal" style:font-size-complex="18pt" style:font-style-complex="normal" style:font-weight-complex="normal"/>
    </style:style>
    <style:style style:name="T1" style:family="text">
      <style:text-properties officeooo:rsid="001e2cb5"/>
    </style:style>
    <style:style style:name="T2" style:family="text">
      <style:text-properties officeooo:rsid="0014cd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ild Process</text:p>
      <text:p text:style-name="P7"/>
      <text:p text:style-name="P2">let { exec } = require("child_process")</text:p>
      <text:p text:style-name="P2"/>
      <text:p text:style-name="P2">exec('ls -R', (error, stdout, stderr) =&gt; {</text:p>
      <text:p text:style-name="P2"><text:s text:c="4"/>if (error) {</text:p>
      <text:p text:style-name="P2"><text:s text:c="8"/>console.log('error: ' +error)</text:p>
      <text:p text:style-name="P2"><text:s text:c="8"/>return</text:p>
      <text:p text:style-name="P2"><text:s text:c="4"/>}</text:p>
      <text:p text:style-name="P2"><text:s text:c="4"/>if (stderr) {</text:p>
      <text:p text:style-name="P2"><text:s text:c="8"/>console.log('stderr: ' + stderr)</text:p>
      <text:p text:style-name="P2"><text:s text:c="8"/>return</text:p>
      <text:p text:style-name="P2"><text:s text:c="4"/>}</text:p>
      <text:p text:style-name="P2"><text:s text:c="4"/>console.log(stdout)</text:p>
      <text:p text:style-name="P2">})</text:p>
      <text:p text:style-name="P2"/>
      <text:p text:style-name="P5">Como variantes le voy a colocar git init</text:p>
      <text:p text:style-name="P5">git log, va dar error una vez y luego va a funcionar.</text:p>
      <text:p text:style-name="P2"/>
      <text:p text:style-name="Horizontal_20_Line"/>
      <text:p text:style-name="P10">Ideal para ejecutar un .sh de instalacion de node</text:p>
      <text:p text:style-name="P10">o integracion continua o algo asi.</text:p>
      <text:p text:style-name="P9"/>
      <text:p text:style-name="P8">let {execFile} = require("child_process")</text:p>
      <text:p text:style-name="P8"/>
      <text:p text:style-name="P8">execFile('/opt/misscripts/connect-frankfurt.cmd', (error, stdout, stderr) =&gt; {</text:p>
      <text:p text:style-name="P8"><text:s text:c="4"/>if (error) {</text:p>
      <text:p text:style-name="P8"><text:s text:c="8"/>console.log('error: ' +error)</text:p>
      <text:p text:style-name="P8"><text:s text:c="8"/>return</text:p>
      <text:p text:style-name="P8"><text:s text:c="4"/>}</text:p>
      <text:p text:style-name="P8"><text:soft-page-break/><text:s text:c="4"/>if (stderr) {</text:p>
      <text:p text:style-name="P8"><text:s text:c="8"/>console.log('stderr: ' + stderr)</text:p>
      <text:p text:style-name="P8"><text:s text:c="8"/>return</text:p>
      <text:p text:style-name="P8"><text:s text:c="4"/>}</text:p>
      <text:p text:style-name="P8"><text:s text:c="4"/>console.log(stdout)</text:p>
      <text:p text:style-name="P8">})</text:p>
      <text:p text:style-name="P11"/>
      <text:p text:style-name="Horizontal_20_Line"/>
      <text:p text:style-name="P1"/>
      <text:p text:style-name="P12">let {spawn} = require("child_process")</text:p>
      <text:p text:style-name="P12">let asyncForLoop = require('@arteysoft/asyncforloop')</text:p>
      <text:p text:style-name="P12"/>
      <text:p text:style-name="P12">let child = spawn('node', ['<text:span text:style-name="T1">hijo</text:span>.js'])</text:p>
      <text:p text:style-name="P12"/>
      <text:p text:style-name="P12">child.stdout.on('data', (data) =&gt; {</text:p>
      <text:p text:style-name="P12"><text:s text:c="4"/>console.log(`ok ${data}`)</text:p>
      <text:p text:style-name="P12">})</text:p>
      <text:p text:style-name="P12"/>
      <text:p text:style-name="P12">child.stderr.on('data', (data) =&gt; {</text:p>
      <text:p text:style-name="P12"><text:s text:c="4"/>console.log(`error ${data}`)</text:p>
      <text:p text:style-name="P12">})</text:p>
      <text:p text:style-name="P12"/>
      <text:p text:style-name="P13">child.on(<text:span text:style-name="T2">'</text:span>error<text:span text:style-name="T2">', </text:span>(error) =&gt; {})</text:p>
      <text:p text:style-name="P13">child.on(<text:span text:style-name="T2">'</text:span>exit<text:span text:style-name="T2">', </text:span>(code, signal) =&gt; {})</text:p>
      <text:p text:style-name="P12"/>
      <text:p text:style-name="P12">asyncForLoop(1000000, (i, next, abort) =&gt; {</text:p>
      <text:p text:style-name="P12"><text:s text:c="4"/>console.log('----------------------')</text:p>
      <text:p text:style-name="P12"><text:s text:c="4"/>console.log(i)</text:p>
      <text:p text:style-name="P12"><text:s text:c="4"/>next()</text:p>
      <text:p text:style-name="P12">})</text:p>
      <text:p text:style-name="P12"/>
      <text:p text:style-name="P12"/>
      <text:p text:style-name="P12"/>
      <text:p text:style-name="P12"/>
      <text:p text:style-name="P13"><text:soft-page-break/>Luego el proceso hijo</text:p>
      <text:p text:style-name="P13"/>
      <text:p text:style-name="P13">for (let z = 0;; z++) {</text:p>
      <text:p text:style-name="P13"><text:s text:c="4"/>if (z % 111111111 === 0) {</text:p>
      <text:p text:style-name="P13"><text:s text:c="8"/>console.log(z)</text:p>
      <text:p text:style-name="P13"><text:s text:c="4"/>}</text:p>
      <text:p text:style-name="P13">}</text:p>
      <text:p text:style-name="P13"/>
      <text:p text:style-name="P13"/>
      <text:p text:style-name="P4">FORK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9T16:46:24.158000000</meta:creation-date>
    <dc:date>2021-10-04T14:57:36.242000000</dc:date>
    <meta:editing-duration>PT1H6M1S</meta:editing-duration>
    <meta:editing-cycles>16</meta:editing-cycles>
    <meta:generator>LibreOffice/7.1.1.2$Windows_X86_64 LibreOffice_project/fe0b08f4af1bacafe4c7ecc87ce55bb426164676</meta:generator>
    <meta:document-statistic meta:table-count="0" meta:image-count="0" meta:object-count="0" meta:page-count="3" meta:paragraph-count="52" meta:word-count="167" meta:character-count="1289" meta:non-whitespace-character-count="1035"/>
  </office:meta>
</office:document-meta>
</file>